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0216" officeooo:paragraph-rsid="00120216"/>
    </style:style>
    <style:style style:name="P2" style:family="paragraph" style:parent-style-name="Standard">
      <style:text-properties officeooo:rsid="0013be32" officeooo:paragraph-rsid="0013be32"/>
    </style:style>
    <style:style style:name="P3" style:family="paragraph" style:parent-style-name="Standard">
      <style:text-properties officeooo:rsid="0013be32" officeooo:paragraph-rsid="00144c8b"/>
    </style:style>
    <style:style style:name="P4" style:family="paragraph" style:parent-style-name="Standard">
      <style:text-properties officeooo:rsid="0013be32" officeooo:paragraph-rsid="001466e8"/>
    </style:style>
    <style:style style:name="P5" style:family="paragraph" style:parent-style-name="Standard">
      <style:text-properties officeooo:rsid="00144c8b" officeooo:paragraph-rsid="00144c8b"/>
    </style:style>
    <style:style style:name="P6" style:family="paragraph" style:parent-style-name="Standard">
      <style:text-properties officeooo:rsid="001466e8" officeooo:paragraph-rsid="001466e8"/>
    </style:style>
    <style:style style:name="P7" style:family="paragraph" style:parent-style-name="Standard">
      <style:text-properties officeooo:rsid="001577c7" officeooo:paragraph-rsid="001577c7"/>
    </style:style>
    <style:style style:name="T1" style:family="text">
      <style:text-properties officeooo:rsid="0013634d"/>
    </style:style>
    <style:style style:name="T2" style:family="text">
      <style:text-properties officeooo:rsid="0013be32"/>
    </style:style>
    <style:style style:name="T3" style:family="text">
      <style:text-properties officeooo:rsid="00144c8b"/>
    </style:style>
    <style:style style:name="T4" style:family="text">
      <style:text-properties officeooo:rsid="001466e8"/>
    </style:style>
    <style:style style:name="T5" style:family="text">
      <style:text-properties officeooo:rsid="001577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fas para 9/7</text:p>
      <text:p text:style-name="P1"/>
      <text:p text:style-name="P6">BOM DIA MINHA GALERA MASSA!<text:span text:style-name="T3"> </text:span>V<text:span text:style-name="T3">ou precisar atrasar nesta segunda, mas estou deixando tarefas para vocês fazerem até eu chegar.</text:span></text:p>
      <text:p text:style-name="P1"/>
      <text:p text:style-name="P5">Flávia, Naira, Thaiane, Beatriz e Vanessa vão coordenar a execução dos trabalhos. Cada uma será a líder d<text:span text:style-name="T4">e uma</text:span> equipe. <text:span text:style-name="T4">Sugiro que Beatriz e Thaine peguem as tarefas 4 e 5, pois elas já iniciaram o trabalho na sexta passada.</text:span></text:p>
      <text:p text:style-name="P1"/>
      <text:p text:style-name="P6">O trabalho é o seguinte:</text:p>
      <text:p text:style-name="P1"/>
      <text:p text:style-name="P1">Dividir a sala em <text:span text:style-name="T4">5</text:span> equipes. Cada equipe busca<text:span text:style-name="T1">rá</text:span> <text:span text:style-name="T1">3 </text:span>imagens de cada tema e toda a sala escolh<text:span text:style-name="T1">erá</text:span> a melhor imagem para cada tema. <text:span text:style-name="T4">Isso não se precisa acontecer para a marca do app, pois pode dar muito trabalho fazer 3 marcas!</text:span></text:p>
      <text:p text:style-name="P1"/>
      <text:p text:style-name="P2">As imagens não podem ter restrição de direitos autorais. Imagens livres podem ser obtidas nesse site: https://search.creativecommons.org/</text:p>
      <text:p text:style-name="P1"/>
      <text:p text:style-name="P1"><text:span text:style-name="T3">Equipe</text:span> 1: <text:span text:style-name="T3">Imagem para seção </text:span>LGBT. <text:span text:style-name="T4">E</text:span>xistem clínicas gratuitas que prestam serviço <text:span text:style-name="T2">psicossocial </text:span>a população LGBT. Procurar 3 imagens para esse grupo.</text:p>
      <text:p text:style-name="P1"/>
      <text:p text:style-name="P3"><text:span text:style-name="T3">Equipe 2: Imagem para seção</text:span> “<text:span text:style-name="T3">D</text:span>ependência química”. Já temos clinicas cadastradas que oferecem esse serviço, mas ainda não temos o agrupamento.</text:p>
      <text:p text:style-name="P2"/>
      <text:p text:style-name="P3"><text:span text:style-name="T3">Equipe</text:span> 3: CAPS. Nosso psiquiatra consultor falou que seria muito bom ter uma secção para CAPS. Serviço de saúde mental aberto e comunitário do SUS, oferece atendimento diário individual e grupal em Psicologia, Psiquiatria, Serviço Social e Enfermagem. Existem ainda os CAPS especializados em uso e abuso de álcool e outras drogas (CAPS Ad) e infantil (CAPSi). Atualmente temos 1 CAPS cadastrado, mas podemos cadastrar mais.</text:p>
      <text:p text:style-name="P2"/>
      <text:p text:style-name="P4"><text:span text:style-name="T3">Equipe</text:span> 4 – Um ícone para o app. <text:span text:style-name="T3">Buscar ou confeccionar.</text:span></text:p>
      <text:p text:style-name="P2"/>
      <text:p text:style-name="P4"><text:span text:style-name="T3">Equipe</text:span> 5 - Observem que ícone e marcas são coisas diferentes. Por exemp<text:span text:style-name="T5">l</text:span>o o <text:span text:style-name="T5">í</text:span>cone do Facebook tem só a letra F. <text:span text:style-name="T3">No caso dá marca não dá para usar uma marca pronta teria que ser feita uma nova.</text:span></text:p>
      <text:p text:style-name="P2"><text:a xlink:type="simple" xlink:href="https://www.diferenca.com/logo-logotipo-marca-e-logomarca/" text:style-name="Internet_20_link" text:visited-style-name="Visited_20_Internet_20_Link">https://www.diferenca.com/logo-logotipo-marca-e-logomarca/</text:a></text:p>
      <text:p text:style-name="P2"/>
      <text:p text:style-name="P7">Anotem o link das imagens vencedoras. Preciso validar no final se realmente são imagens livres.</text:p>
      <text:p text:style-name="P2"/>
      <text:p text:style-name="P5">Boa sorte e até logo!</text:p>
      <text:p text:style-name="P2"/>
      <text:p text:style-name="P6">P.S. - Quem não estiver interessado em continuar com o projeto do app pode aprender a programar joguinhos com o Scratch:</text:p>
      <text:p text:style-name="P6"/>
      <text:p text:style-name="P6">Essa é a apostila de introdução:</text:p>
      <text:p text:style-name="P6"/>
      <text:p text:style-name="P6"><text:a xlink:type="simple" xlink:href="http://www.scratchbrasil.net.br/images/download-materiais/Introdução%20ao%20Scratch%20(passo%201)%20-%20Scratch%20Brasil.pdf" text:style-name="Internet_20_link" text:visited-style-name="Visited_20_Internet_20_Link">http://www.scratchbrasil.net.br/images/download-materiais/Introdu%C3%A7%C3%A3o%20ao%20Scratch%20(passo%201)%20-%20Scratch%20Brasil.pdf</text:a></text:p>
      <text:p text:style-name="P6"/>
      <text:p text:style-name="P6">Parte 2:</text:p>
      <text:p text:style-name="P6"/>
      <text:p text:style-name="P6"><text:a xlink:type="simple" xlink:href="http://www.scratchbrasil.net.br/images/download-materiais/Introdução%20ao%20Scratch%20(passo%202)%20-%20Scratch%20Brasil.pdf" text:style-name="Internet_20_link" text:visited-style-name="Visited_20_Internet_20_Link">http://www.scratchbrasil.net.br/images/download-materiais/Introdu%C3%A7%C3%A3o%20ao%20Scratch%20(passo%202)%20-%20Scratch%20Brasil.pdf</text:a></text:p>
      <text:p text:style-name="P6"/>
      <text:p text:style-name="P7">Muito obrigado!</text:p>
      <text:p text:style-name="P7">Para o céu, e avant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20:55:27.606099399</meta:creation-date>
    <dc:date>2018-07-08T22:20:20.995996170</dc:date>
    <meta:editing-duration>PT10M2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1" meta:word-count="345" meta:character-count="2344" meta:non-whitespace-character-count="2019"/>
  </office:meta>
</office:document-meta>
</file>